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d8811" officeooo:paragraph-rsid="001d8811" style:font-size-asian="20pt" style:font-size-complex="20pt"/>
    </style:style>
    <style:style style:name="P2" style:family="paragraph" style:parent-style-name="Standard">
      <style:paragraph-properties fo:text-align="center" style:justify-single-word="false"/>
      <style:text-properties fo:color="#ff6d6d" loext:opacity="100%" style:font-name="Kristen ITC" fo:font-size="20pt" fo:font-style="normal" fo:font-weight="bold" officeooo:rsid="001d8811" officeooo:paragraph-rsid="001d8811" style:font-size-asian="20pt" style:font-style-asian="normal" style:font-weight-asian="bold" style:font-size-complex="20pt" style:font-style-complex="normal" style:font-weight-complex="bold"/>
    </style:style>
    <style:style style:name="P3" style:family="paragraph" style:parent-style-name="Standard">
      <style:paragraph-properties fo:text-align="center" style:justify-single-word="false"/>
      <style:text-properties fo:color="#000000" loext:opacity="100%" style:font-name="Kristen ITC" fo:font-size="20pt" fo:font-style="normal" style:text-underline-style="none" fo:font-weight="bold" officeooo:rsid="001d8811" officeooo:paragraph-rsid="001d8811" style:font-size-asian="20pt" style:font-style-asian="normal" style:font-weight-asian="bold" style:font-size-complex="20pt" style:font-style-complex="normal" style:font-weight-complex="bold"/>
    </style:style>
    <style:style style:name="P4" style:family="paragraph" style:parent-style-name="Standard">
      <style:paragraph-properties fo:text-align="start" style:justify-single-word="false"/>
      <style:text-properties fo:color="#000000" loext:opacity="100%" style:font-name="Kristen ITC" fo:font-size="20pt" fo:font-style="normal" style:text-underline-style="none" fo:font-weight="bold" officeooo:rsid="001d8811" officeooo:paragraph-rsid="001d8811" style:font-size-asian="20pt" style:font-style-asian="normal" style:font-weight-asian="bold" style:font-size-complex="20pt" style:font-style-complex="normal" style:font-weight-complex="bold"/>
    </style:style>
    <style:style style:name="P5" style:family="paragraph" style:parent-style-name="Standard">
      <style:paragraph-properties fo:text-align="start" style:justify-single-word="false"/>
      <style:text-properties fo:color="#000000" loext:opacity="100%" style:font-name="Arial" fo:font-size="14pt" fo:font-style="normal" style:text-underline-style="none" fo:font-weight="normal" officeooo:rsid="001d8811" officeooo:paragraph-rsid="001d8811"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color="#000000" loext:opacity="100%" style:font-name="Arial" fo:font-size="14pt" fo:font-style="normal" style:text-underline-style="none" fo:font-weight="normal" officeooo:rsid="002156cf" officeooo:paragraph-rsid="002156cf"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color="#000000" loext:opacity="100%" style:font-name="Arial" fo:font-size="14pt" fo:font-style="normal" style:text-underline-style="none" fo:font-weight="normal" officeooo:rsid="0024e8cb" officeooo:paragraph-rsid="0024e8cb"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color="#000000" loext:opacity="100%" style:font-name="Arial" fo:font-size="14pt" fo:font-style="normal" style:text-underline-style="none" fo:font-weight="normal" officeooo:rsid="002d33ab" officeooo:paragraph-rsid="002d33ab"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color="#000000" loext:opacity="100%" style:font-name="Arial" fo:font-size="14pt" fo:font-style="normal" style:text-underline-style="none" fo:font-weight="normal" officeooo:rsid="002f20f8" officeooo:paragraph-rsid="002f20f8"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color="#000000" loext:opacity="100%" style:font-name="Arial" fo:font-size="14pt" fo:font-style="normal" style:text-underline-style="none" fo:font-weight="normal" officeooo:rsid="001f6e83" officeooo:paragraph-rsid="001f6e83"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color="#000000" loext:opacity="100%" style:font-name="Arial" fo:font-size="14pt" fo:font-style="normal" style:text-underline-style="none" fo:font-weight="normal" officeooo:rsid="001fe41d" officeooo:paragraph-rsid="001fe41d"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color="#000000" loext:opacity="100%" style:font-name="Arial" fo:font-size="14pt" fo:font-style="normal" style:text-underline-style="solid" style:text-underline-width="auto" style:text-underline-color="font-color" fo:font-weight="normal" officeooo:rsid="002d33ab" officeooo:paragraph-rsid="002d33ab"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color="#000000" loext:opacity="100%" style:font-name="Arial" fo:font-size="14pt" fo:font-style="normal" style:text-underline-style="solid" style:text-underline-width="auto" style:text-underline-color="font-color" fo:font-weight="normal" officeooo:rsid="001d8811" officeooo:paragraph-rsid="001d8811"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color="#000000" loext:opacity="100%" style:font-name="Arial" fo:font-size="14pt" fo:font-style="normal" style:text-underline-style="solid" style:text-underline-width="auto" style:text-underline-color="font-color" fo:font-weight="normal" officeooo:rsid="002156cf" officeooo:paragraph-rsid="002156cf"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fo:color="#000000" loext:opacity="100%" style:font-name="Arial" fo:font-size="14pt" fo:font-style="italic" style:text-underline-style="none" fo:font-weight="normal" officeooo:rsid="001f6e83" officeooo:paragraph-rsid="001f6e83" style:font-size-asian="14pt" style:font-style-asian="italic" style:font-weight-asian="normal" style:font-size-complex="14pt" style:font-style-complex="italic" style:font-weight-complex="normal"/>
    </style:style>
    <style:style style:name="P16" style:family="paragraph" style:parent-style-name="Standard">
      <style:paragraph-properties fo:text-align="center" style:justify-single-word="false"/>
      <style:text-properties fo:color="#b4dc69" loext:opacity="100%" style:font-name="Kristen ITC" fo:font-size="36pt" fo:font-style="normal" fo:font-weight="bold" officeooo:rsid="001d8811" officeooo:paragraph-rsid="001d8811" style:font-size-asian="36pt" style:font-style-asian="normal" style:font-weight-asian="bold" style:font-size-complex="36pt" style:font-style-complex="normal" style:font-weight-complex="bold"/>
    </style:style>
    <style:style style:name="P17" style:family="paragraph" style:parent-style-name="Standard">
      <style:paragraph-properties fo:text-align="center" style:justify-single-word="false"/>
      <style:text-properties fo:color="#b4dc69" loext:opacity="100%" style:font-name="Kristen ITC" fo:font-size="20pt" fo:font-style="normal" fo:font-weight="normal" officeooo:rsid="001d8811" officeooo:paragraph-rsid="001d8811" style:font-size-asian="20pt" style:font-style-asian="normal" style:font-weight-asian="normal" style:font-size-complex="20pt" style:font-style-complex="normal" style:font-weight-complex="normal"/>
    </style:style>
    <style:style style:name="P18" style:family="paragraph" style:parent-style-name="Standard">
      <style:paragraph-properties fo:text-align="start" style:justify-single-word="false"/>
      <style:text-properties officeooo:paragraph-rsid="001fe41d"/>
    </style:style>
    <style:style style:name="P19" style:family="paragraph" style:parent-style-name="Standard" style:list-style-name="L1">
      <style:paragraph-properties fo:text-align="start" style:justify-single-word="false"/>
      <style:text-properties fo:color="#000000" loext:opacity="100%" style:font-name="Arial" fo:font-size="14pt" fo:font-style="normal" style:text-underline-style="none" fo:font-weight="normal" officeooo:rsid="001d8811" officeooo:paragraph-rsid="001d8811" style:font-size-asian="14pt" style:font-style-asian="normal" style:font-weight-asian="normal" style:font-size-complex="14pt" style:font-style-complex="normal" style:font-weight-complex="normal"/>
    </style:style>
    <style:style style:name="P20" style:family="paragraph" style:parent-style-name="Standard" style:list-style-name="L1">
      <style:paragraph-properties fo:text-align="start" style:justify-single-word="false"/>
      <style:text-properties fo:color="#000000" loext:opacity="100%" style:font-name="Arial" fo:font-size="14pt" fo:font-style="normal" style:text-underline-style="none" fo:font-weight="normal" officeooo:rsid="001d8811" officeooo:paragraph-rsid="002312d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color="#000000" loext:opacity="100%" style:font-name="Arial" fo:font-size="14pt" fo:font-style="normal" style:text-underline-style="none" fo:font-weight="normal" officeooo:rsid="001f6e83" officeooo:paragraph-rsid="001f6e83"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color="#000000" loext:opacity="100%" style:font-name="Arial" fo:font-size="14pt" fo:font-style="normal" style:text-underline-style="none" fo:font-weight="normal" officeooo:rsid="001f6e83" officeooo:paragraph-rsid="0033b717"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color="#000000" loext:opacity="100%" style:font-name="Arial" fo:font-size="14pt" fo:font-style="normal" style:text-underline-style="none" fo:font-weight="bold" officeooo:rsid="001f6e83" officeooo:paragraph-rsid="001f6e83" style:font-size-asian="14pt" style:font-style-asian="normal" style:font-weight-asian="bold" style:font-size-complex="14pt" style:font-style-complex="normal" style:font-weight-complex="bold"/>
    </style:style>
    <style:style style:name="T1" style:family="text">
      <style:text-properties fo:color="#000000" loext:opacity="100%" style:font-name="Arial" fo:font-size="14pt" fo:font-style="normal" style:text-underline-style="none" fo:font-weight="normal" officeooo:rsid="001fe41d" style:font-size-asian="14pt" style:font-style-asian="normal" style:font-weight-asian="normal" style:font-size-complex="14pt" style:font-style-complex="normal" style:font-weight-complex="normal"/>
    </style:style>
    <style:style style:name="T2" style:family="text">
      <style:text-properties officeooo:rsid="001fe41d"/>
    </style:style>
    <style:style style:name="T3" style:family="text">
      <style:text-properties officeooo:rsid="002156cf"/>
    </style:style>
    <style:style style:name="T4" style:family="text">
      <style:text-properties officeooo:rsid="002312d2"/>
    </style:style>
    <style:style style:name="T5" style:family="text">
      <style:text-properties officeooo:rsid="0024e8cb"/>
    </style:style>
    <style:style style:name="T6" style:family="text">
      <style:text-properties officeooo:rsid="0028383e"/>
    </style:style>
    <style:style style:name="T7" style:family="text">
      <style:text-properties officeooo:rsid="002b1ff3"/>
    </style:style>
    <style:style style:name="T8" style:family="text">
      <style:text-properties officeooo:rsid="002c0065"/>
    </style:style>
    <style:style style:name="T9" style:family="text">
      <style:text-properties officeooo:rsid="002d33ab"/>
    </style:style>
    <style:style style:name="T10" style:family="text">
      <style:text-properties fo:font-weight="bold" style:font-weight-asian="bold" style:font-weight-complex="bold"/>
    </style:style>
    <style:style style:name="T11" style:family="text">
      <style:text-properties officeooo:rsid="002fb897"/>
    </style:style>
    <style:style style:name="T12" style:family="text">
      <style:text-properties officeooo:rsid="003150f4"/>
    </style:style>
    <style:style style:name="T13" style:family="text">
      <style:text-properties style:font-name="Arial" fo:font-size="14pt" fo:font-style="italic" style:font-size-asian="14pt" style:font-size-complex="14pt"/>
    </style:style>
    <style:style style:name="T14" style:family="text">
      <style:text-properties style:font-name="Arial" fo:font-size="14pt" fo:font-style="italic" officeooo:rsid="0032af34"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officeooo:rsid="0033b717"/>
    </style:style>
    <style:style style:name="T17" style:family="text">
      <style:text-properties officeooo:rsid="0035258f"/>
    </style:style>
    <style:style style:name="T18" style:family="text">
      <style:text-properties officeooo:rsid="0039b8c8"/>
    </style:style>
    <style:style style:name="T19" style:family="text">
      <style:text-properties officeooo:rsid="003b7f3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6">Blobcity</text:p>
      <text:p text:style-name="P16"/>
      <text:p text:style-name="P16"/>
      <text:p text:style-name="P16"/>
      <text:p text:style-name="P16"/>
      <text:p text:style-name="P16"/>
      <text:p text:style-name="P16"/>
      <text:p text:style-name="P17">a rough game design document</text:p>
      <text:p text:style-name="P17">by Anastasia Schleicher</text:p>
      <text:p text:style-name="P2"/>
      <text:p text:style-name="P2"/>
      <text:p text:style-name="P3"><text:soft-page-break/>1. Project Overview</text:p>
      <text:p text:style-name="P4"/>
      <text:p text:style-name="P5"><text:span text:style-name="T15">Logline:</text:span> <text:span text:style-name="T3">Help traveling plant blobs to build a suitable home in a variety of neighbo</text:span><text:span text:style-name="T17">u</text:span><text:span text:style-name="T3">rhoods and biomes!</text:span></text:p>
      <text:p text:style-name="P5"/>
      <text:p text:style-name="P5"/>
      <text:p text:style-name="P13">Words from future players: </text:p>
      <text:p text:style-name="P5"/>
      <text:list text:style-name="L1">
        <text:list-item>
          <text:p text:style-name="P19">“I love the cute plant blobs <text:span text:style-name="T3">wobbling</text:span> around everywhere and living their life in such peace.“</text:p>
        </text:list-item>
        <text:list-item>
          <text:p text:style-name="P19">“I really enjoy learning about differernt kinds of plants and helping them to build their new homes by applying this knowlegde.“</text:p>
        </text:list-item>
        <text:list-item>
          <text:p text:style-name="P20">“<text:span text:style-name="T4">The tools makes moving through the game super cool and it is great that there is always room for improvement!</text:span>“</text:p>
        </text:list-item>
        <text:list-item>
          <text:p text:style-name="P20">“<text:span text:style-name="T4">Now I just see cities of plant blobs whenever I visit a new nature park.</text:span>“</text:p>
        </text:list-item>
        <text:list-item>
          <text:p text:style-name="P19">“Customizing a great amount of my in-game environment keeps me inspired and adds to feeling welcome in Blobcity.“</text:p>
        </text:list-item>
        <text:list-item>
          <text:p text:style-name="P19">“What a variety <text:span text:style-name="T3">in</text:span> plants! So colorful and soft, I want to bond with nature again thanks to this game! <text:span text:style-name="T4">Maybe I will even start gardening...</text:span>“</text:p>
        </text:list-item>
      </text:list>
      <text:p text:style-name="P5"/>
      <text:p text:style-name="P5"/>
      <text:p text:style-name="P13">Game <text:span text:style-name="T3">Loop</text:span>: </text:p>
      <text:p text:style-name="P5"/>
      <text:p text:style-name="P6">→ meet new plant blob</text:p>
      <text:p text:style-name="P6">→ build new home for blob (/ make new housing place in a new area first)</text:p>
      <text:p text:style-name="P6">→ earn <text:span text:style-name="T6">home improvement methods &amp; items/skills</text:span></text:p>
      <text:p text:style-name="P6">→ …</text:p>
      <text:p text:style-name="P6"/>
      <text:p text:style-name="P12">Core Meta Loop:</text:p>
      <text:p text:style-name="P8"/>
      <text:p text:style-name="P8">→ analyze environment stats </text:p>
      <text:p text:style-name="P8">→ compare to blob requirements </text:p>
      <text:p text:style-name="P8">→ assign blob to a specific environment </text:p>
      <text:p text:style-name="P8">→ get reward based on compatibility of stats</text:p>
      <text:p text:style-name="P8">→ ...</text:p>
      <text:p text:style-name="P5"/>
      <text:p text:style-name="P12">Features:</text:p>
      <text:p text:style-name="P8">aquiring of skill sets, environment stats analyzable, talking to blobs for finding out blob requirements and getting rewards, 3d movement and various action buttons for skills, home decorating in a specific mode or included in skills</text:p>
      <text:p text:style-name="P8"/>
      <text:p text:style-name="P9"><text:span text:style-name="T10">Prototype:</text:span> <text:span text:style-name="T18">Walking, Stats </text:span><text:span text:style-name="T19">(H)</text:span><text:span text:style-name="T18">, Marking </text:span><text:span text:style-name="T19">(M)</text:span><text:span text:style-name="T18">, Matchmaking </text:span><text:span text:style-name="T19">(P)</text:span><text:span text:style-name="T18">, Teleportation, Blob/House-List</text:span></text:p>
      <text:p text:style-name="P14"><text:soft-page-break/>Mechanics:</text:p>
      <text:p text:style-name="P6"/>
      <text:p text:style-name="P14">Space:</text:p>
      <text:p text:style-name="P6">- main world (Blobcity) and three subareas (biomes), opening after story progression, connected by connecting areas <text:span text:style-name="T11">(sub-biomes)</text:span> with small puzzle platforming elements</text:p>
      <text:p text:style-name="P6">- individual houses can be entered</text:p>
      <text:p text:style-name="P6">- natural boundaries such as trees, hills, <text:span text:style-name="T5">lakes,</text:span> etc.</text:p>
      <text:p text:style-name="P6">- 3D world, small scale, blobs around 10cm tall on average (without leaf)</text:p>
      <text:p text:style-name="P6"/>
      <text:p text:style-name="P14">Actions:</text:p>
      <text:p text:style-name="P6">- operative: move, dig (with tool), swim (with tool), talk, analyse terrain (with tool), paint (with tool), take (things)</text:p>
      <text:p text:style-name="P6">- no jumping <text:span text:style-name="T7">(yet?)</text:span>: plant movement limited to ground and few tools</text:p>
      <text:p text:style-name="P6">- resultant: accept or decline quests, alter environment, move in blobs, create peace in blob lives, <text:span text:style-name="T8">(</text:span>collect &amp; use ressources<text:span text:style-name="T8">)</text:span></text:p>
      <text:p text:style-name="P6"/>
      <text:p text:style-name="P14">Rules:</text:p>
      <text:p text:style-name="P6">- Main Goal: build up three main surrounding areas into thriving, lively villages</text:p>
      <text:p text:style-name="P6">- First Introduction Goal: learn all skills to build houses for blobs</text:p>
      <text:p text:style-name="P6">- Achievable: quests always build up on the learned skills, which get more built out after success (Weiterbildung), difficulty of housing expectations goes up with time and success (rare plant blobs who need more care and thought than others, picky neighbours, <text:span text:style-name="T9">stats/percentage tolerance</text:span> etc.)</text:p>
      <text:p text:style-name="P6">- Rewards: first the tools for skills, then each housed plant offers them advice and <text:span text:style-name="T6">customizability options</text:span>, to be applied in Lis home or <text:span text:style-name="T6">in other homes</text:span>, maybe further improvements</text:p>
      <text:p text:style-name="P6">- players can choose the plant blobs they want to help out to a degree</text:p>
      <text:p text:style-name="P6">- short-term goals: (use tools to) gain knowledge / ressources</text:p>
      <text:p text:style-name="P6">- mid-term goal: build new home for blob with ressources and exp.</text:p>
      <text:p text:style-name="P6">- long-term goal: complete a new village in a biome</text:p>
      <text:p text:style-name="P7">- <text:span text:style-name="T6">story</text:span> goal: find out Li’s heritage / <text:span text:style-name="T12">enrich Blobcity with new ressources</text:span></text:p>
      <text:p text:style-name="P6"/>
      <text:p text:style-name="P14">Chances:</text:p>
      <text:p text:style-name="P6">- ressource droprate</text:p>
      <text:p text:style-name="P6">- rare blob appearance</text:p>
      <text:p text:style-name="P6"/>
      <text:p text:style-name="P6"/>
      <text:p text:style-name="P6"/>
      <text:p text:style-name="P5"/>
      <text:p text:style-name="P5"/>
      <text:p text:style-name="P5"/>
      <text:p text:style-name="P5"/>
      <text:p text:style-name="P5"/>
      <text:p text:style-name="P15">Ideas:</text:p>
      <text:p text:style-name="P10"><text:soft-page-break/>- building up different cities in certain biomes → desert, beach, snow mountain, jungle, lake/water, etc.</text:p>
      <text:p text:style-name="P10">- learn basic skills at gemäßigte Zone Blobcity → get tools and skills to build cities</text:p>
      <text:p text:style-name="P10">- city building = providing house for plants → soil, water ressources, arranging neighbours, distancing inhabitants, sun light control</text:p>
      <text:p text:style-name="P10">- customizing designs of houses, facilities, colors, furniture, etc.</text:p>
      <text:p text:style-name="P10">- decorating own house with cute gifts from happy plants thanking for giving them a house</text:p>
      <text:p text:style-name="P10">- learn about soil/nutrients, water, sun light &amp; social life of plants</text:p>
      <text:p text:style-name="P10">- try to include as many different kinds of plants and leaves as possible</text:p>
      <text:p text:style-name="P10">- talk with shooting roots down in the earth to each other? Or regular speech with mouths?</text:p>
      <text:p text:style-name="P10">- leafs use sun for orieantation → map, animations?</text:p>
      <text:p text:style-name="P10">- there are 10 of the most important plant families but i wanna include more i guess <text:span text:style-name="T2">(there are over 60)</text:span></text:p>
      <text:p text:style-name="P10">- use simple building mode like in animal crossing for placing down some needed furniture &amp; extras/decorations in own home and others homes!</text:p>
      <text:p text:style-name="P10">- use specific modes for other stuff: overview of terrain &amp; its properties/nutrients, building water flow/storage/keeping out water, deciding on height of each villagers house → which plants grow taller, which need more sun than others, see friendship level from plant to other plant (neighbour pairing) etc.</text:p>
      <text:p text:style-name="P10">- research about kinds of seeds to represent eyes → use only those blobs or find different ideas to still include them?</text:p>
      <text:p text:style-name="P10">- main goal: stop divisions and rearrange plants to support each other → stop monocultures in real life! Include healthy planting techniques (research)</text:p>
      <text:p text:style-name="P23">- meta-goal: learn about all kinds of plants and gain understanding of their needs</text:p>
      <text:p text:style-name="P10">- <text:span text:style-name="T16">plants use mushroom networks to further their communication: mushroom-phones or mail system?</text:span></text:p>
      <text:p text:style-name="P10">- <text:span text:style-name="T16">plants seem to make high pitches plop-sounds when they are stressed (gets louder, more often) but it’s still debated → maybe speech sound doable?</text:span></text:p>
      <text:p text:style-name="P10">- <text:span text:style-name="T16">music from natural environment sounds (birds, rascheln, summen, wind, fallen von nüssen o.ä.)</text:span></text:p>
      <text:p text:style-name="P22">-<text:span text:style-name="T16">plants hear and detect with their root-ends (feet or arms of blobs?)</text:span></text:p>
      <text:p text:style-name="P22"><text:span text:style-name="T16">- some plants (parasites) smell other plants</text:span></text:p>
      <text:p text:style-name="P22"><text:span text:style-name="T16">- integrate animals that plants live with (bees who like to visit the flower-blobs juice-stand, birds who love the woodwork of tree-blobs to use at home, etc.) </text:span></text:p>
      <text:p text:style-name="P10"/>
      <text:p text:style-name="P11">Research:</text:p>
      <text:p text:style-name="P11">- LEAF only for Sprosspflanzen → Farne &amp; Samenpfanzen!!</text:p>
      <text:p text:style-name="P18"><text:span text:style-name="T1">- Moose (3 Gruppen) &amp; Algen (unclear how many)→ maybe also reference them as specific blobs/creatures to not have leaves and live in very weird places (</text:span><text:span text:style-name="T13">Aegagropila linnaei, ...</text:span><text:span text:style-name="T1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01T22:45:17.442000000</dc:date>
    <dc:creator>Anastasia Schleicher</dc:creator>
    <meta:editing-duration>P1DT6H15M39S</meta:editing-duration>
    <meta:editing-cycles>22</meta:editing-cycles>
    <meta:generator>LibreOffice/7.4.3.2$Windows_X86_64 LibreOffice_project/1048a8393ae2eeec98dff31b5c133c5f1d08b890</meta:generator>
    <meta:document-statistic meta:table-count="0" meta:image-count="0" meta:object-count="0" meta:page-count="4" meta:paragraph-count="74" meta:word-count="951" meta:character-count="5717" meta:non-whitespace-character-count="4840"/>
  </office:meta>
</office:document-meta>
</file>